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Mono Medium" svg:font-family="'Fira Mono Medium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Lao UI" svg:font-family="'Noto Sans Lao UI'" style:font-adornments="Regular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4.99cm" fo:min-width="16.01cm"/>
    </style:style>
    <style:style style:name="P1" style:family="paragraph">
      <style:paragraph-properties fo:text-align="center"/>
      <style:text-properties fo:color="#ffbf00" loext:opacity="100%" style:font-name="Fira Mono Medium" fo:font-weight="bold"/>
    </style:style>
  </office:automatic-styles>
  <office:body>
    <office:drawing>
      <draw:page draw:name="page1" draw:style-name="dp1" draw:master-page-name="Default">
        <draw:path draw:style-name="gr1" draw:text-style-name="P1" draw:layer="layout" svg:width="16.509cm" svg:height="15.239cm" svg:x="2.27cm" svg:y="2.27cm" svg:viewBox="0 0 16510 15240" svg:d="M0 15240v-15240h16510v15240zM0 1270h16510zM12700 0v1270zM13970 0v1270zM15240 0v1270zM15556 634l126-127v62h127v-127h-62l127-126 126 126h-62v127h127v-62l127 127-127 126v-62h-127v127h62l-126 127-127-127h62v-127h-127v62zM14286 951v-635h635v635zM13017 635h635zM0 2540h16510zM302 1930v-437h332v48h-273v140h254v48h-254v153h285v48zM929 1930v-213c0-22-2-39-7-51-4-13-11-21-20-27-10-5-24-8-42-8-27 0-48 9-64 28-15 18-23 44-23 76v195h-56v-264c0-39-1-63-2-72h53c0 1 0 4 1 9 0 4 0 9 0 15 1 6 1 17 1 34h1c13-24 28-40 45-50 17-9 38-14 63-14 36 0 63 9 80 27 17 19 26 49 26 91v224zM1110 1760c0 45 7 78 21 100 14 21 36 32 64 32 20 0 36-5 50-16 13-11 21-27 24-50l57 4c-5 32-18 58-41 77-24 19-53 29-89 29-46 0-82-15-107-44-25-30-37-73-37-130s12-100 37-129c25-30 61-45 107-45 34 0 63 9 85 27 23 17 37 42 43 73l-57 5c-3-19-11-34-22-45-12-11-29-16-51-16-29 0-51 10-64 29-13 20-20 53-20 99zM1386 1930v-258c0-23-1-49-2-78h53c2 38 2 61 2 69h2c8-29 19-49 30-59 12-11 28-16 49-16 8 0 15 1 23 3v51c-8-2-17-3-30-3-23 0-41 10-53 30s-18 49-18 86v175zM1613 2062c-15 0-28-1-38-3v-42c8 1 16 2 26 2 35 0 62-26 82-77l6-13-133-334h59l71 185c1 3 2 6 4 11 1 4 6 17 13 40 8 23 13 36 13 38l22-61 73-213h59l-129 335c-14 36-26 63-38 80-12 18-26 31-40 39-15 9-31 13-50 13zM2197 1760c0 118-41 176-123 176-52 0-86-19-104-58h-2c1 2 2 19 2 53v131h-56v-399c0-35-1-58-2-69h54c0 1 0 4 1 9 0 5 1 13 1 23 1 11 1 18 1 22h1c10-21 23-36 40-46 16-9 37-14 64-14 41 0 72 14 93 42 20 27 30 71 30 130zM2139 1762c0-47-6-81-19-101s-33-30-60-30c-22 0-40 5-52 14-13 9-22 24-29 44-6 20-9 45-9 77 0 44 7 77 21 98s37 31 68 31c28 0 48-10 61-31 13-20 19-54 19-102zM2395 1928c-19 5-37 7-57 7-44 0-67-25-67-76v-224h-38v-41h41l16-75h37v75h62v41h-62v212c0 16 3 27 8 34 5 6 15 10 28 10 7 0 18-2 32-5zM2443 1523v-53h56v53zM2443 1931v-336h56v336zM2866 1762c0 58-12 102-38 131s-64 43-113 43-86-15-111-45-37-73-37-129c0-116 50-174 150-174 51 0 89 14 113 42s36 72 36 132zM2808 1762c0-47-7-80-21-101-13-21-37-32-69-32-33 0-56 11-71 32-14 22-22 55-22 101 0 44 7 77 22 99 14 23 37 34 68 34 33 0 57-11 71-33 15-21 22-55 22-100zM3148 1930v-213c0-22-2-39-7-51-4-13-11-21-20-27-10-5-24-8-42-8-27 0-48 9-64 28-15 18-23 44-23 76v195h-56v-264c0-39-1-63-2-72h53c0 1 0 4 1 9 0 4 0 9 0 15 1 6 1 17 1 34h1c13-24 28-40 45-50 17-9 38-14 63-14 36 0 63 9 80 27 17 19 26 49 26 91v224zM4170 1789c0 45-9 84-26 118-18 34-43 60-75 78s-69 27-112 27h-163v-437h145c74 0 131 18 171 55s60 90 60 159zM4111 1789c0-54-15-96-45-124-29-29-72-43-129-43h-84v343h98c32 0 60-8 84-22s43-34 56-60c13-27 20-58 20-94zM4285 1856c0 38 8 68 23 89 16 21 40 31 70 31 24 0 44-5 58-14 15-10 25-22 30-37l49 14c-20 53-66 79-137 79-49 0-87-15-113-44-26-30-39-74-39-132 0-56 13-98 39-128 26-29 63-44 111-44 99 0 148 59 148 178v8zM4466 1813c-3-35-12-61-27-78-15-16-36-24-64-24-27 0-48 9-64 27s-25 43-26 75zM4636 1842c0 45 7 78 21 100 14 21 36 32 64 32 20 0 36-5 50-16 13-11 21-27 24-50l57 4c-5 32-18 58-41 77-24 19-53 29-89 29-46 0-82-15-107-44-25-30-37-73-37-130s12-100 37-129c25-30 61-45 107-45 34 0 63 9 85 27 23 17 37 42 43 73l-57 5c-3-19-11-34-22-45-12-11-29-16-51-16-29 0-51 10-64 29-13 20-20 53-20 99zM4912 2012v-258c0-23-1-49-2-78h53c2 38 2 61 2 69h2c8-29 19-49 30-59 12-11 28-16 49-16 8 0 15 1 23 3v51c-8-2-17-3-30-3-23 0-41 10-53 30s-18 49-18 86v175zM5139 2144c-15 0-28-1-38-3v-42c8 1 16 2 26 2 35 0 62-26 82-77l6-13-133-334h59l71 185c1 3 2 6 4 11 1 4 6 17 13 40 8 23 13 36 13 38l22-61 73-213h59l-129 335c-14 36-26 63-38 80-12 18-26 31-40 39-15 9-31 13-50 13zM5723 1842c0 118-41 176-123 176-52 0-86-19-104-58h-2c1 2 2 19 2 53v131h-56v-399c0-35-1-58-2-69h54c0 1 0 4 1 9 0 5 1 13 1 23 1 11 1 18 1 22h1c10-21 23-36 40-46 16-9 37-14 64-14 41 0 72 14 93 42 20 27 30 71 30 130zM5665 1844c0-47-6-81-19-101s-33-30-60-30c-22 0-40 5-52 14-13 9-22 24-29 44-6 20-9 45-9 77 0 44 7 77 21 98s37 31 68 31c28 0 48-10 61-31 13-20 19-54 19-102zM5921 2010c-19 5-37 7-57 7-44 0-67-25-67-76v-224h-38v-41h41l16-75h37v75h62v41h-62v212c0 16 3 27 8 34 5 6 15 10 28 10 7 0 18-2 32-5zM5968 1605v-53h56v53zM5968 2013v-336h56v336zM6392 1844c0 58-12 102-38 131s-64 43-113 43-86-15-111-45-37-73-37-129c0-116 50-174 150-174 51 0 89 14 113 42s36 72 36 132zM6334 1844c0-47-7-80-21-101-13-21-37-32-69-32-33 0-56 11-71 32-14 22-22 55-22 101 0 44 7 77 22 99 14 23 37 34 68 34 33 0 57-11 71-33 15-21 22-55 22-100zM6673 2012v-213c0-22-2-39-7-51-4-13-11-21-20-27-10-5-24-8-42-8-27 0-48 9-64 28-15 18-23 44-23 76v195h-56v-264c0-39-1-63-2-72h53c0 1 0 4 1 9 0 4 0 9 0 15 1 6 1 17 1 34h1c13-24 28-40 45-50 17-9 38-14 63-14 36 0 63 9 80 27 17 19 26 49 26 91v224zM7629 1850c0 40-15 72-47 94-31 22-76 33-133 33-107 0-168-37-185-111l57-12c7 27 21 46 42 58 22 13 51 19 88 19 38 0 68-7 89-20 20-13 31-32 31-58 0-14-3-26-10-35-6-8-16-16-27-22-12-5-26-10-43-14-16-4-34-8-54-13-34-8-61-15-78-23-18-8-32-16-43-25-10-10-18-21-23-34-6-12-9-27-9-43 0-37 15-66 43-87 29-20 70-30 123-30 50 0 88 8 114 23s45 41 55 78l-58 10c-7-23-19-40-37-51-18-10-43-15-74-15-35 0-62 6-80 17-19 12-28 29-28 52 0 13 4 24 11 33s17 17 31 23c13 6 40 13 80 22 13 3 27 6 40 10 13 3 26 7 38 11 12 5 24 10 35 16 10 6 19 13 27 22 8 8 14 19 19 30 4 12 6 26 6 42zM7830 1969c-19 5-37 7-57 7-44 0-67-25-67-76v-224h-38v-41h41l16-75h37v75h62v41h-62v212c0 16 3 27 8 34 5 6 15 10 28 10 7 0 18-2 32-5zM7922 1815c0 38 8 68 23 89 16 21 40 31 70 31 24 0 44-5 58-14 15-10 25-22 30-37l49 14c-20 53-66 79-137 79-49 0-87-15-113-44-26-30-39-74-39-132 0-56 13-98 39-128 26-29 63-44 111-44 99 0 148 59 148 178v8zM8103 1772c-3-35-12-61-27-78-15-16-36-24-64-24-27 0-48 9-64 27s-25 43-26 75zM8444 1971v-213c0-22-2-39-7-51-4-13-11-21-20-27-10-5-24-8-42-8-27 0-48 9-64 28-15 18-23 44-23 76v195h-56v-264c0-39-1-63-2-72h53c0 1 0 4 1 9 0 4 0 9 0 15 1 6 1 17 1 34h1c13-24 28-40 45-50 17-9 38-14 63-14 36 0 63 9 80 27 17 19 26 49 26 91v224zM8865 1803c0 58-12 102-38 131s-64 43-113 43-86-15-111-45-37-73-37-129c0-116 50-174 150-174 51 0 89 14 113 42s36 72 36 132zM8807 1803c0-47-7-80-21-101-13-21-37-32-69-32-33 0-56 11-71 32-14 22-22 55-22 101 0 44 7 77 22 99 14 23 37 34 68 34 33 0 57-11 71-33 15-21 22-55 22-100zM9060 2103c-37 0-66-7-88-22-21-14-35-34-41-61l56-8c3 15 12 27 24 36 13 8 30 12 50 12 56 0 84-32 84-97v-55h-1c-10 22-25 38-43 49-19 11-40 16-65 16-41 0-71-13-90-41-20-27-29-70-29-128 0-60 10-103 31-132 21-28 52-42 95-42 23 0 44 5 61 16 18 11 31 27 41 47 0-7 1-17 2-33 1-15 1-23 2-25h53c-1 11-2 35-2 70v256c0 95-46 142-140 142zM9145 1803c0-27-4-51-11-70-8-20-18-35-32-46-13-10-29-15-46-15-28 0-49 10-62 31-13 20-20 54-20 100s6 79 19 99c12 20 33 30 62 30 18 0 33-5 47-15 14-11 24-26 32-45 7-19 11-42 11-69zM9286 1971v-258c0-23-1-49-2-78h53c2 38 2 61 2 69h2c8-29 19-49 30-59 12-11 28-16 49-16 8 0 15 1 23 3v51c-8-2-17-3-30-3-23 0-41 10-53 30s-18 49-18 86v175zM9581 1977c-33 0-59-9-76-27-17-17-25-42-25-73 0-35 11-61 34-80 23-18 60-28 111-30l75-1v-18c0-27-6-47-17-59-12-12-30-17-55-17s-43 4-54 12c-12 9-19 22-21 41l-58-5c9-61 54-91 134-91 43 0 74 10 96 29 21 19 32 47 32 84v145c0 16 2 29 6 37s13 12 25 12c5 0 11 0 18-2v35c-14 3-28 5-43 5-21 0-36-5-45-16s-15-28-16-51h-2c-14 25-31 43-50 54s-42 16-69 16zM9594 1935c21 0 39-5 55-14s28-22 37-38c10-16 14-33 14-50v-28l-61 1c-26 1-46 4-60 8-13 5-24 13-31 23-7 11-11 24-11 41 0 18 5 32 15 42s24 15 42 15zM10131 1801c0 118-41 176-123 176-52 0-86-19-104-58h-2c1 2 2 19 2 53v131h-56v-399c0-35-1-58-2-69h54c0 1 0 4 1 9 0 5 1 13 1 23 1 11 1 18 1 22h1c10-21 23-36 40-46 16-9 37-14 64-14 41 0 72 14 93 42 20 27 30 71 30 130zM10073 1803c0-47-6-81-19-101s-33-30-60-30c-22 0-40 5-52 14-13 9-22 24-29 44-6 20-9 45-9 77 0 44 7 77 21 98s37 31 68 31c28 0 48-10 61-31 13-20 19-54 19-102zM10254 1693c12-21 27-38 44-48 16-10 38-15 64-15 36 0 63 9 80 27s26 48 26 91v224h-56v-213c0-24-2-41-7-53-4-11-11-20-21-25s-24-8-41-8c-27 0-48 9-63 27-16 18-24 43-24 74v198h-56v-461h56v120c0 13-1 26-1 39-1 14-1 21-2 23zM10566 2103c-15 0-28-1-38-3v-42c8 1 16 2 26 2 35 0 62-26 82-77l6-13-133-334h59l71 185c1 3 2 6 4 11 1 4 6 17 13 40 8 23 13 36 13 38l22-61 73-213h59l-129 335c-14 36-26 63-38 80-12 18-26 31-40 39-15 9-31 13-50 13zM11710 1961v-203h-237v203h-59v-437h59v184h237v-184h59v437zM11947 1967c-33 0-59-9-76-27-17-17-25-42-25-73 0-35 11-61 34-80 23-18 60-28 111-30l75-1v-18c0-27-6-47-17-59-12-12-30-17-55-17s-43 4-54 12c-12 9-19 22-21 41l-58-5c9-61 54-91 134-91 43 0 74 10 96 29 21 19 32 47 32 84v145c0 16 2 29 6 37s13 12 25 12c5 0 11 0 18-2v35c-14 3-28 5-43 5-21 0-36-5-45-16s-15-28-16-51h-2c-14 25-31 43-50 54s-42 16-69 16zM11960 1925c21 0 39-5 55-14s28-22 37-38c10-16 14-33 14-50v-28l-61 1c-26 1-46 4-60 8-13 5-24 13-31 23-7 11-11 24-11 41 0 18 5 32 15 42s24 15 42 15zM12466 1868c0 32-12 56-36 73s-58 26-101 26c-41 0-73-7-96-21-23-13-37-35-44-64l49-10c5 18 15 32 29 40 15 8 36 12 62 12 29 0 49-4 63-13 13-8 19-21 19-39 0-13-4-24-13-32s-24-15-44-20l-40-11c-32-8-55-16-69-24-13-8-24-18-32-29-7-12-11-26-11-42 0-31 11-54 33-70s53-24 95-24c37 0 66 6 88 19s36 34 42 63l-51 6c-3-15-11-26-25-34-13-8-31-12-54-12-25 0-44 4-56 11-12 8-18 20-18 35 0 10 3 18 8 24s12 11 22 16c9 4 30 10 61 18 30 7 51 14 64 20 13 7 23 14 31 21 7 8 13 17 17 27 5 10 7 21 7 34zM12586 1683c12-21 27-38 44-48 16-10 38-15 64-15 36 0 63 9 80 27s26 48 26 91v224h-56v-213c0-24-2-41-7-53-4-11-11-20-21-25s-24-8-41-8c-27 0-48 9-63 27-16 18-24 43-24 74v198h-56v-461h56v120c0 13-1 26-1 39-1 14-1 21-2 23zM13629 1971l-50-128h-199l-50 128h-62l179-437h67l175 437zM13479 1578l-2 9c-6 17-13 39-23 66l-56 144h163l-56-145c-6-14-11-30-17-48zM14016 1802c0 117-41 176-123 176-25 0-46-5-63-14s-31-24-41-44h-1c0 6 0 16-1 29s-2 21-2 23h-54c1-11 2-34 2-69v-392h56v132c0 13-1 29-2 47h2c10-21 24-37 41-46s38-14 63-14c42 0 74 14 94 43 20 28 29 71 29 129zM13958 1804c0-47-6-80-19-101-12-20-32-30-60-30-32 0-54 11-69 32-14 22-21 56-21 103 0 44 7 76 21 97s37 32 68 32c28 0 49-11 61-31 13-21 19-55 19-102zM14368 1803c0 58-12 102-38 131s-64 43-113 43-86-15-111-45-37-73-37-129c0-116 50-174 150-174 51 0 89 14 113 42s36 72 36 132zM14310 1803c0-47-7-80-21-101-13-21-37-32-69-32-33 0-56 11-71 32-14 22-22 55-22 101 0 44 7 77 22 99 14 23 37 34 68 34 33 0 57-11 71-33 15-21 22-55 22-100zM14490 1635v213c0 22 3 39 7 51 4 13 11 21 21 27 9 5 23 8 42 8 26 0 48-9 63-28 16-18 23-44 23-76v-195h56v264c0 39 1 63 2 72h-53c0-1 0-4 0-9-1-4-1-9-1-15s-1-17-1-34h-1c-13 24-28 40-45 50-16 9-37 14-62 14-37 0-64-9-81-27-17-19-26-49-26-91v-224zM14916 1969c-19 5-37 7-57 7-44 0-67-25-67-76v-224h-38v-41h41l16-75h37v75h62v41h-62v212c0 16 3 27 8 34 5 6 15 10 28 10 7 0 18-2 32-5zM15197 1635v213c0 22 3 39 7 51 4 13 11 21 21 27 9 5 23 8 42 8 26 0 48-9 63-28 16-18 23-44 23-76v-195h56v264c0 39 1 63 2 72h-53c0-1 0-4 0-9-1-4-1-9-1-15s-1-17-1-34h-1c-13 24-28 40-45 50-16 9-37 14-62 14-37 0-64-9-81-27-17-19-26-49-26-91v-224zM15746 1878c0 32-12 56-36 73s-58 26-101 26c-41 0-73-7-96-21-23-13-37-35-44-64l49-10c5 18 15 32 29 40 15 8 36 12 62 12 29 0 49-4 63-13 13-8 19-21 19-39 0-13-4-24-13-32s-24-15-44-20l-40-11c-32-8-55-16-69-24-13-8-24-18-32-29-7-12-11-26-11-42 0-31 11-54 33-70s53-24 95-24c37 0 66 6 88 19s36 34 42 63l-51 6c-3-15-11-26-25-34-13-8-31-12-54-12-25 0-44 4-56 11-12 8-18 20-18 35 0 10 3 18 8 24s12 11 22 16c9 4 30 10 61 18 30 7 51 14 64 20 13 7 23 14 31 21 7 8 13 17 17 27 5 10 7 21 7 34zM3492 1270v1270zM6985 1270v1270zM11112 1270v1270zM13017 1270v1270zM813 622c-49 0-86 16-113 47s-41 74-41 128 14 97 42 129c28 33 66 49 114 49 61 0 107-30 138-91l48 25c-18 37-43 66-75 86-33 19-71 29-114 29-44 0-82-9-114-27-32-19-57-45-73-79-17-34-26-74-26-121 0-70 19-124 57-164 37-39 89-59 156-59 46 0 85 9 117 27 31 19 54 46 68 81l-56 19c-10-26-26-45-49-58-22-14-49-21-79-21zM1385 1018l-114-182h-136v182h-59v-437h206c49 0 87 11 114 33 26 22 40 52 40 91 0 33-10 60-29 82s-45 36-78 42l124 189zM1376 706c0-25-8-45-26-58-17-13-42-20-74-20h-141v161h143c31 0 56-7 73-22 17-14 25-35 25-61zM1714 837v181h-59v-181l-168-256h65l133 208 132-208h66zM2286 713c0 41-13 74-40 98-27 25-64 37-110 37h-129v171h-59v-438h184c49 0 87 11 114 34s40 56 40 98zM2227 713c0-56-34-85-102-85h-118v173h120c66 0 100-29 100-88zM2543 629v389h-59v-389h-150v-48h359v48zM3160 797c0 46-9 86-27 120-17 35-42 61-75 79-33 19-71 28-115 28-45 0-84-9-117-27-32-18-57-45-74-79-17-35-26-75-26-121 0-70 19-124 57-164 39-39 92-59 160-59 45 0 83 9 116 27 32 17 57 43 75 77 17 33 26 73 26 119zM3099 797c0-54-14-97-41-128s-65-47-115-47-89 16-116 46c-27 31-41 74-41 129s14 98 42 131c27 32 66 48 115 48 50 0 89-16 116-47s40-75 40-132zM3224 797c0-71 19-126 57-165s91-58 160-58c49 0 88 8 118 25 30 16 54 42 70 78l-57 17c-12-25-29-43-51-54-22-12-49-18-81-18-51 0-89 16-116 46-27 31-40 74-40 129s14 99 43 131c28 32 67 48 117 48 29 0 55-4 80-13s45-21 60-36v-78h-131v-50h185v151c-23 23-51 42-85 55-33 13-70 19-109 19-46 0-85-9-118-27s-58-45-76-79c-17-34-26-75-26-121zM4048 1018l-114-182h-136v182h-59v-437h206c49 0 87 11 114 33 26 22 40 52 40 91 0 33-10 60-29 82s-45 36-78 42l124 189zM4039 706c0-25-8-45-26-58-17-13-42-20-74-20h-141v161h143c31 0 56-7 73-22 17-14 25-35 25-61zM4506 1018l-50-128h-199l-50 128h-62l179-437h67l175 437zM4356 625l-2 9c-6 17-13 39-23 66l-56 144h163l-56-145c-6-14-11-30-17-48zM4958 713c0 41-13 74-40 98-27 25-64 37-110 37h-129v171h-59v-438h184c49 0 87 11 114 34s40 56 40 98zM4899 713c0-56-34-85-102-85h-118v173h120c66 0 100-29 100-88zM5339 1018v-203h-237v203h-59v-437h59v184h237v-184h59v437zM5689 837v181h-59v-181l-168-256h65l133 208 132-208h66zM6247 629v389h-59v-389h-150v-48h359v48zM6865 797c0 46-9 86-27 120-17 35-42 61-75 79-33 19-71 28-115 28-45 0-84-9-117-27-32-18-57-45-74-79-17-35-26-75-26-121 0-70 19-124 57-164 39-39 92-59 160-59 45 0 83 9 116 27 32 17 57 43 75 77 17 33 26 73 26 119zM6804 797c0-54-14-97-41-128s-65-47-115-47-89 16-116 46c-27 31-41 74-41 129s14 98 42 131c27 32 66 48 115 48 50 0 89-16 116-47s40-75 40-132zM7360 797c0 46-9 86-27 120-17 35-42 61-75 79-33 19-71 28-115 28-45 0-84-9-117-27-32-18-57-45-74-79-17-35-26-75-26-121 0-70 19-124 57-164 39-39 92-59 160-59 45 0 83 9 116 27 32 17 57 43 75 77 17 33 26 73 26 119zM7299 797c0-54-14-97-41-128s-65-47-115-47-89 16-116 46c-27 31-41 74-41 129s14 98 42 131c27 32 66 48 115 48 50 0 89-16 116-47s40-75 40-132zM7443 1018v-437h59v389h221v48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Mono Medium" svg:font-family="'Fira Mono Medium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Lao UI" svg:font-family="'Noto Sans Lao UI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1T01:10:31.302592637</meta:creation-date>
    <dc:date>2022-10-21T01:40:22.588035677</dc:date>
    <meta:editing-duration>PT8M58S</meta:editing-duration>
    <meta:editing-cycles>1</meta:editing-cycles>
    <meta:document-statistic meta:object-count="1"/>
    <meta:generator>LibreOffice/7.3.6.2$Linux_X86_64 LibreOffice_project/30$Build-2</meta:generator>
  </office:meta>
</office:document-meta>
</file>